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RABLE OF THE SHREWD MANAGER (16:1-1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PARABLE OF THE SHREWD MANAGER (16:1-1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risis (16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risis (16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dishonesty of a manager (1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dismissal of the manager (16:2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PARABLE OF THE SHREWD MANAGER (16:1-18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crisis (16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concern (16:3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raftiness (16:4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raftiness (16:4-7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solve of the manager (16:4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ductions by the manager (16:5-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3-twoColTx-Title-and-2-Column-Text" presentation:presentation-page-layout-name="Master1-PPL13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PARABLE OF THE SHREWD MANAGER (16:1-18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risis (16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cern (16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raftiness (16:4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3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commendation (16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aution (16:9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hoice (16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ondemnation (16: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LUKE 16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ARABLE OF THE SHREWD MANAGER (16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PARABLE OF THE RICH MAN AND LAZARUS (16:19-3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-title-Title-Slide" presentation:presentation-page-layout-name="Master1-PPL1" draw:id="Slide-263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PARABLE OF THE RICH MAN AND LAZARUS (16:19-31)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two persons (16:19-21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two persons (16:19-2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ich man (16:19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beggar (16:20-2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beggar (16:20-21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is pain (16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poverty (16: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two persons (16:19-21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rich man (16:19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beggar (16:20-2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PARABLE OF THE RICH MAN AND LAZARUS (16:19-31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two persons (16:19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wo plac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two plac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aradise (16:22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Perdition (16:22b-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PARABLE OF THE RICH MAN AND LAZARUS (16:19-31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two persons (16:19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two places (16: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two prayers (16:24-3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5" draw:style-name="a702" draw:master-page-name="Master1-Layout1-title-Title-Slide" presentation:presentation-page-layout-name="Master1-PPL1" draw:id="Slide-270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two prayers (16:24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rich man's prayer concerning relief for his body (16:24-26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rich man's prayer concerning relief for his body (16:24-26)<text:s text:c="1"/></text:span><text:span text:style-name="a714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request (16:2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fusal (16: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 (16:26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two prayers (16:24-31)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rich man's prayer concerning relief for his body (16:24-26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rich man's prayer concerning redemption for his brothers (16:27-31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rich man's prayer concerning redemption for his brothers (16:27-31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reasons for the refusal (16:29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reasons for the refusal (16:29-31)<text:s text:c="1"/></text:span><text:span text:style-name="a762" text:class-names=""/></text:p>
          </draw:text-box>
          <svg:title/>
          <svg:desc/>
        </draw:frame>
        <draw:frame draw:id="id128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"Moses and the prophets have warned them" (16:29-3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"If they won't listen to Moses and the prophets, they won't listen even if someone rises from the dead" (16:3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0" draw:style-name="a775" draw:master-page-name="Master1-Layout12-tx-Title-and-Text" presentation:presentation-page-layout-name="Master1-PPL12" draw:id="Slide-275">
        <draw:frame draw:id="id129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rich man's prayer concerning redemption for his brothers (16:27-31)<text:s text:c="1"/></text:span><text:span text:style-name="a777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asons for the refusal (16:29-31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1" draw:style-name="a790" draw:master-page-name="Master1-Layout12-tx-Title-and-Text" presentation:presentation-page-layout-name="Master1-PPL12" draw:id="Slide-276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two prayers (16:24-31)<text:s text:c="1"/></text:span><text:span text:style-name="a792" text:class-names=""/></text:p>
          </draw:text-box>
          <svg:title/>
          <svg:desc/>
        </draw:frame>
        <draw:frame draw:id="id132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rich man's prayer concerning relief for his body (16:24-26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ich man's prayer concerning redemption for his brothers (16:27-31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2" draw:style-name="a805" draw:master-page-name="Master1-Layout12-tx-Title-and-Text" presentation:presentation-page-layout-name="Master1-PPL12" draw:id="Slide-277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PARABLE OF THE RICH MAN AND LAZARUS (16:19-31)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two persons (16:19-21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two places (16:22-2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wo prayers (16:24-31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3" draw:style-name="a823" draw:master-page-name="Master1-Layout12-tx-Title-and-Text" presentation:presentation-page-layout-name="Master1-PPL12" draw:id="Slide-278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LUKE 16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PARABLE OF THE SHREWD MANAGER (16:1-18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ARABLE OF THE RICH MAN AND LAZARUS (16:19-3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6</dc:title>
    <meta:initial-creator>David STRICKLAND</meta:initial-creator>
    <dc:creator>David STRICKLAND</dc:creator>
    <meta:creation-date>2020-02-22T17:34:57Z</meta:creation-date>
    <dc:date>2020-02-22T17:34:58Z</dc:date>
    <meta:template xlink:href="BibleStudy" xlink:type="simple"/>
    <meta:editing-cycles>1</meta:editing-cycles>
    <meta:editing-duration>PT0S</meta:editing-duration>
    <meta:document-statistic meta:paragraph-count="74" meta:word-count="623"/>
  </office:meta>
</office:document-meta>
</file>